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1766" officeooo:paragraph-rsid="000e1766"/>
    </style:style>
    <style:style style:name="P2" style:family="paragraph" style:parent-style-name="Standard">
      <style:text-properties fo:color="#000000" loext:opacity="100%" style:font-name="Consolas" fo:font-size="9.5pt" style:font-size-asian="9.5pt"/>
    </style:style>
    <style:style style:name="T1" style:family="text">
      <style:text-properties fo:color="#0000ff" loext:opacity="100%" style:font-name="Consolas" fo:font-size="9.5pt" style:font-size-asian="9.5pt"/>
    </style:style>
    <style:style style:name="T2" style:family="text">
      <style:text-properties fo:color="#000000" loext:opacity="100%" style:font-name="Consolas" fo:font-size="9.5pt" style:font-size-asian="9.5pt"/>
    </style:style>
    <style:style style:name="T3" style:family="text">
      <style:text-properties fo:color="#000000" loext:opacity="100%" style:font-name="Consolas" fo:font-size="9.5pt" officeooo:rsid="000e1766" style:font-size-asian="9.5pt"/>
    </style:style>
    <style:style style:name="T4" style:family="text">
      <style:text-properties fo:color="#808080" loext:opacity="100%" style:font-name="Consolas" fo:font-size="9.5pt" style:font-size-asian="9.5pt"/>
    </style:style>
    <style:style style:name="T5" style:family="text">
      <style:text-properties fo:color="#808080" loext:opacity="100%" style:font-name="Consolas" fo:font-size="9.5pt" officeooo:rsid="000e1766" style:font-size-asian="9.5pt"/>
    </style:style>
    <style:style style:name="T6" style:family="text">
      <style:text-properties fo:color="#ff0000" loext:opacity="100%" style:font-name="Consolas" fo:font-size="9.5pt" style:font-size-asian="9.5pt"/>
    </style:style>
    <style:style style:name="T7" style:family="text">
      <style:text-properties fo:color="#ff0000" loext:opacity="100%" style:font-name="Consolas" fo:font-size="9.5pt" officeooo:rsid="000e1766" style:font-size-asian="9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WE; </text:span></text:p>
      <text:p text:style-name="Standard"><text:span text:style-name="T1"/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(</text:span><text:span text:style-name="T1">select</text:span><text:span text:style-name="T2"> id_grupa_badania </text:span><text:span text:style-name="T1">from</text:span><text:span text:style-name="T2"> Grupa </text:span><text:span text:style-name="T1">where</text:span></text:p>
      <text:p text:style-name="Standard"><text:span text:style-name="T2">nazwa_grupa_badaia </text:span><text:span text:style-name="T5">= 1</text:span><text:span text:style-name="T7"> , </text:span><text:span text:style-name="T6">Hematologia'</text:span><text:span text:style-name="T4">),</text:span></text:p>
      <text:p text:style-name="Standard"><text:span text:style-name="T4">(</text:span><text:span text:style-name="T1">select</text:span><text:span text:style-name="T2"> id_jednostka </text:span><text:span text:style-name="T1">from</text:span><text:span text:style-name="T2"> jednostka </text:span><text:span text:style-name="T1">where</text:span><text:span text:style-name="T2"> nazwa_jednostki </text:span><text:span text:style-name="T4">=</text:span><text:span text:style-name="T2"> </text:span><text:span text:style-name="T3">1, </text:span><text:span text:style-name="T6">'mm/h'</text:span><text:span text:style-name="T4">) </text:span><text:span text:style-name="T5">1</text:span><text:span text:style-name="T4">,</text:span><text:span text:style-name="T2"> </text:span><text:span text:style-name="T6">'OB'</text:span><text:span text:style-name="T4">,</text:span><text:span text:style-name="T2"> </text:span><text:span text:style-name="T6">'15'</text:span><text:span text:style-name="T4">,</text:span><text:span text:style-name="T2"> </text:span><text:span text:style-name="T6">'20'</text:span><text:span text:style-name="T4">)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(</text:span><text:span text:style-name="T1">select</text:span><text:span text:style-name="T2"> id_grupa_badania </text:span><text:span text:style-name="T1">from</text:span><text:span text:style-name="T2"> Grupa </text:span><text:span text:style-name="T1">where</text:span></text:p>
      <text:p text:style-name="Standard"><text:span text:style-name="T2">nazwa_grupa_badaia </text:span><text:span text:style-name="T4">=</text:span><text:span text:style-name="T2"> </text:span><text:span text:style-name="T3">2, </text:span><text:span text:style-name="T6">'Immunodiagnostyka'</text:span><text:span text:style-name="T4">),</text:span></text:p>
      <text:p text:style-name="Standard"><text:span text:style-name="T4">(</text:span><text:span text:style-name="T1">select</text:span><text:span text:style-name="T2"> id_jednostka </text:span><text:span text:style-name="T1">from</text:span><text:span text:style-name="T2"> jednostka </text:span><text:span text:style-name="T1">where</text:span><text:span text:style-name="T2"> nazwa_jednostki </text:span><text:span text:style-name="T4">=</text:span><text:span text:style-name="T2"> </text:span><text:span text:style-name="T3">2, </text:span><text:span text:style-name="T6">'ng/ml'</text:span><text:span text:style-name="T4">) </text:span><text:span text:style-name="T5">2</text:span><text:span text:style-name="T4">,</text:span><text:span text:style-name="T2"> </text:span><text:span text:style-name="T6">'TPSA'</text:span><text:span text:style-name="T4">,</text:span><text:span text:style-name="T2"> </text:span><text:span text:style-name="T6">'0'</text:span><text:span text:style-name="T4">,</text:span></text:p>
      <text:p text:style-name="Standard"><text:span text:style-name="T6">'25'</text:span><text:span text:style-name="T4">)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(</text:span><text:span text:style-name="T1">select</text:span><text:span text:style-name="T2"> id_grupa_badania </text:span><text:span text:style-name="T1">from</text:span><text:span text:style-name="T2"> Grupa </text:span><text:span text:style-name="T1">where</text:span></text:p>
      <text:p text:style-name="Standard"><text:span text:style-name="T2">nazwa_grupa_badaia </text:span><text:span text:style-name="T4">=</text:span><text:span text:style-name="T2"> </text:span><text:span text:style-name="T3">3, </text:span><text:span text:style-name="T6">'Biochemia'</text:span><text:span text:style-name="T4">),</text:span></text:p>
      <text:p text:style-name="Standard"><text:span text:style-name="T4">(</text:span><text:span text:style-name="T1">select</text:span><text:span text:style-name="T2"> id_jednostka </text:span><text:span text:style-name="T1">from</text:span><text:span text:style-name="T2"> jednostka </text:span><text:span text:style-name="T1">where</text:span><text:span text:style-name="T2"> nazwa_jednostki </text:span><text:span text:style-name="T4">=</text:span><text:span text:style-name="T2"> </text:span><text:span text:style-name="T3">3, </text:span><text:span text:style-name="T6">'pmol/l/s'</text:span><text:span text:style-name="T4">) </text:span><text:span text:style-name="T5">3</text:span><text:span text:style-name="T4">,</text:span><text:span text:style-name="T2"> </text:span><text:span text:style-name="T6">'CPK'</text:span><text:span text:style-name="T4">,</text:span><text:span text:style-name="T2"> </text:span><text:span text:style-name="T6">'70'</text:span><text:span text:style-name="T4">,</text:span></text:p>
      <text:p text:style-name="Standard"><text:span text:style-name="T6">'700'</text:span><text:span text:style-name="T4">)</text:span></text:p>
      <text:p text:style-name="Standard"><text:span text:style-name="T4"/></text:p>
      <text:p text:style-name="Standard"><text:span text:style-name="T4"/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(</text:span><text:span text:style-name="T1">select</text:span><text:span text:style-name="T2"> id_grupa_badania </text:span><text:span text:style-name="T1">from</text:span><text:span text:style-name="T2"> Grupa </text:span><text:span text:style-name="T1">where</text:span></text:p>
      <text:p text:style-name="Standard"><text:span text:style-name="T2">nazwa_grupa_badaia </text:span><text:span text:style-name="T4">=</text:span><text:span text:style-name="T2"> </text:span><text:span text:style-name="T3">3 , </text:span><text:span text:style-name="T6">'Biochemia'</text:span><text:span text:style-name="T4">),</text:span></text:p>
      <text:p text:style-name="Standard"><text:span text:style-name="T4">(</text:span><text:span text:style-name="T1">select</text:span><text:span text:style-name="T2"> id_jednostka </text:span><text:span text:style-name="T1">from</text:span><text:span text:style-name="T2"> jednostka </text:span><text:span text:style-name="T1">where</text:span><text:span text:style-name="T2"> nazwa_jednostki </text:span><text:span text:style-name="T4">=</text:span><text:span text:style-name="T2"> </text:span><text:span text:style-name="T3">4, </text:span><text:span text:style-name="T6">'uderz/min'</text:span><text:span text:style-name="T4">) </text:span><text:span text:style-name="T5">4</text:span><text:span text:style-name="T4">,</text:span><text:span text:style-name="T2"> </text:span><text:span text:style-name="T6">'Lipaza'</text:span><text:span text:style-name="T4">,</text:span></text:p>
      <text:p text:style-name="Standard"><text:span text:style-name="T6">'55'</text:span><text:span text:style-name="T4">,</text:span><text:span text:style-name="T2"> </text:span><text:span text:style-name="T6">'55'</text:span><text:span text:style-name="T4">)</text:span></text:p>
      <text:p text:style-name="Standard"><text:span text:style-name="T4"/></text:p>
      <text:p text:style-name="Standard"><text:span text:style-name="T4"/></text:p>
      <text:p text:style-name="Standard"><text:span text:style-name="T4"/></text:p>
      <text:p text:style-name="Standard"><text:span text:style-name="T1">insert</text:span><text:span text:style-name="T2"> </text:span><text:span text:style-name="T1">into</text:span><text:span text:style-name="T2"> rodzaj_badanie </text:span><text:span text:style-name="T1">values </text:span><text:span text:style-name="T4">((</text:span><text:span text:style-name="T1">select</text:span><text:span text:style-name="T2"> id_Grupa </text:span><text:span text:style-name="T1">from</text:span><text:span text:style-name="T2"> Grupa </text:span><text:span text:style-name="T1">where</text:span></text:p>
      <text:p text:style-name="Standard"><text:span text:style-name="T2">nazwa_grupa_badanie </text:span><text:span text:style-name="T4">=</text:span><text:span text:style-name="T2"> </text:span><text:span text:style-name="T3">4, </text:span><text:span text:style-name="T6">'Serologia'</text:span><text:span text:style-name="T4">),</text:span></text:p>
      <text:p text:style-name="Standard"><text:span text:style-name="T4">(</text:span><text:span text:style-name="T1">select</text:span><text:span text:style-name="T2"> id_jednostka </text:span><text:span text:style-name="T1">from</text:span><text:span text:style-name="T2"> jednostka </text:span><text:span text:style-name="T1">where</text:span><text:span text:style-name="T2"> nazwa_jednostki </text:span><text:span text:style-name="T4">=</text:span><text:span text:style-name="T2"> </text:span><text:span text:style-name="T3">5, </text:span><text:span text:style-name="T6">'%'</text:span><text:span text:style-name="T4">) </text:span><text:span text:style-name="T5">5</text:span><text:span text:style-name="T4">,</text:span><text:span text:style-name="T2"> </text:span><text:span text:style-name="T6">'ASO'</text:span><text:span text:style-name="T4">,</text:span><text:span text:style-name="T2"> </text:span><text:span text:style-name="T6">'10'</text:span><text:span text:style-name="T4">,</text:span><text:span text:style-name="T2"> </text:span><text:span text:style-name="T6">'20'</text:span><text:span text:style-name="T4">)</text:span></text:p>
      <text:p text:style-name="Standard"><text:span text:style-name="T4"/></text:p>
      <text:p text:style-name="P1"><text:span text:style-name="T4">STARE ;</text:span></text:p>
      <text:p text:style-name="P1"><text:span text:style-name="T4"/></text:p>
      <text:p text:style-name="P1"><text:span text:style-name="T1">insert</text:span><text:span text:style-name="T2"> </text:span><text:span text:style-name="T1">into</text:span><text:span text:style-name="T2"> Grupa </text:span><text:span text:style-name="T1">values </text:span><text:span text:style-name="T4">(</text:span><text:span text:style-name="T2">1</text:span><text:span text:style-name="T4">,</text:span><text:span text:style-name="T6">'Hematologia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Grupa </text:span><text:span text:style-name="T1">values </text:span><text:span text:style-name="T4">(</text:span><text:span text:style-name="T2">2</text:span><text:span text:style-name="T4">,</text:span><text:span text:style-name="T6">'Immunodiagnostyka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Grupa </text:span><text:span text:style-name="T1">values </text:span><text:span text:style-name="T4">(</text:span><text:span text:style-name="T2">3</text:span><text:span text:style-name="T4">,</text:span><text:span text:style-name="T6">'Biochemia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Grupa </text:span><text:span text:style-name="T1">values </text:span><text:span text:style-name="T4">(</text:span><text:span text:style-name="T2">4</text:span><text:span text:style-name="T4">,</text:span><text:span text:style-name="T6">'Serologia'</text:span><text:span text:style-name="T4">)</text:span></text:p>
      <text:p text:style-name="P2"/>
      <text:p text:style-name="P2"/>
      <text:p text:style-name="Standard"><text:span text:style-name="T1">insert</text:span><text:span text:style-name="T2"> </text:span><text:span text:style-name="T1">into</text:span><text:span text:style-name="T2"> jednostka </text:span><text:span text:style-name="T1">values </text:span><text:span text:style-name="T4">(</text:span><text:span text:style-name="T2">1</text:span><text:span text:style-name="T4">,</text:span><text:span text:style-name="T6">'mm/h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jednostka </text:span><text:span text:style-name="T1">values </text:span><text:span text:style-name="T4">(</text:span><text:span text:style-name="T2">2</text:span><text:span text:style-name="T4">,</text:span><text:span text:style-name="T6">'ng/ml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jednostka </text:span><text:span text:style-name="T1">values </text:span><text:span text:style-name="T4">(</text:span><text:span text:style-name="T2">3</text:span><text:span text:style-name="T4">,</text:span><text:span text:style-name="T6">'pmol/l/s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jednostka </text:span><text:span text:style-name="T1">values </text:span><text:span text:style-name="T4">(</text:span><text:span text:style-name="T2">4</text:span><text:span text:style-name="T4">,</text:span><text:span text:style-name="T6">'uderz/min'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jednostka </text:span><text:span text:style-name="T1">values </text:span><text:span text:style-name="T4">(</text:span><text:span text:style-name="T2">5</text:span><text:span text:style-name="T4">,</text:span><text:span text:style-name="T6">'%'</text:span><text:span text:style-name="T4">)</text:span></text:p>
      <text:p text:style-name="P2"/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</text:span><text:span text:style-name="T2">1</text:span><text:span text:style-name="T4">,</text:span><text:span text:style-name="T2">1</text:span><text:span text:style-name="T4">,</text:span><text:span text:style-name="T2">1</text:span><text:span text:style-name="T4">,</text:span><text:span text:style-name="T6">'OB'</text:span><text:span text:style-name="T4">,</text:span><text:span text:style-name="T2">15</text:span><text:span text:style-name="T4">,</text:span><text:span text:style-name="T2">20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</text:span><text:span text:style-name="T2">2</text:span><text:span text:style-name="T4">,</text:span><text:span text:style-name="T2">2</text:span><text:span text:style-name="T4">,</text:span><text:span text:style-name="T2">2</text:span><text:span text:style-name="T4">,</text:span><text:span text:style-name="T6">'TPSA'</text:span><text:span text:style-name="T4">,</text:span><text:span text:style-name="T2">0</text:span><text:span text:style-name="T4">,</text:span><text:span text:style-name="T2">25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</text:span><text:span text:style-name="T2">3</text:span><text:span text:style-name="T4">,</text:span><text:span text:style-name="T2">3</text:span><text:span text:style-name="T4">,</text:span><text:span text:style-name="T2">3</text:span><text:span text:style-name="T4">,</text:span><text:span text:style-name="T6">'CPK'</text:span><text:span text:style-name="T4">,</text:span><text:span text:style-name="T2">70</text:span><text:span text:style-name="T4">,</text:span><text:span text:style-name="T2">700</text:span><text:span text:style-name="T4">)</text:span></text:p>
      <text:p text:style-name="Standard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</text:span><text:span text:style-name="T2">4</text:span><text:span text:style-name="T4">,</text:span><text:span text:style-name="T2">3</text:span><text:span text:style-name="T4">,</text:span><text:span text:style-name="T2">4</text:span><text:span text:style-name="T4">,</text:span><text:span text:style-name="T6">'Lipaza'</text:span><text:span text:style-name="T4">,</text:span><text:span text:style-name="T2">55</text:span><text:span text:style-name="T4">,</text:span><text:span text:style-name="T2">55</text:span><text:span text:style-name="T4">)</text:span></text:p>
      <text:p text:style-name="P1"><text:span text:style-name="T1">insert</text:span><text:span text:style-name="T2"> </text:span><text:span text:style-name="T1">into</text:span><text:span text:style-name="T2"> Rodzaj_badania </text:span><text:span text:style-name="T1">values </text:span><text:span text:style-name="T4">(</text:span><text:span text:style-name="T2">5</text:span><text:span text:style-name="T4">,</text:span><text:span text:style-name="T2">4</text:span><text:span text:style-name="T4">,</text:span><text:span text:style-name="T2">5</text:span><text:span text:style-name="T4">,</text:span><text:span text:style-name="T6">'ASO'</text:span><text:span text:style-name="T4">,</text:span><text:span text:style-name="T2">10</text:span><text:span text:style-name="T4">,</text:span><text:span text:style-name="T2">20</text:span><text:span text:style-name="T4">)</text:span></text:p>
      <text:p text:style-name="P1"><text:span text:style-name="T4"/></text:p>
      <text:p text:style-name="Standard"><text:span text:style-name="T4"/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05T22:17:12.539000000</dc:date>
    <meta:editing-duration>PT3H47M10S</meta:editing-duration>
    <meta:editing-cycles>1</meta:editing-cycles>
    <meta:document-statistic meta:table-count="0" meta:image-count="0" meta:object-count="0" meta:page-count="1" meta:paragraph-count="34" meta:word-count="205" meta:character-count="1689" meta:non-whitespace-character-count="1517"/>
    <meta:generator>LibreOffice/7.4.3.2$Windows_X86_64 LibreOffice_project/1048a8393ae2eeec98dff31b5c133c5f1d08b890</meta:generator>
  </office:meta>
</office:document-meta>
</file>